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c9211e"/>
    </style:style>
    <style:style style:name="T2" style:family="tex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28"/>
        <table:table-column table:style-name="co2" table:default-cell-style-name="ce18"/>
        <table:table-column table:style-name="co2" table:default-cell-style-name="ce28"/>
        <table:table-column table:style-name="co2" table:number-columns-repeated="5" table:default-cell-style-name="ce18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 Resolver el siguiente problema utilizando una tabla de decisión. Un mayorista desea determinar el importe a facturar a sus clientes. Para ello es importante la forma de pago utilizada (<text:span text:style-name="T1">solo se acepta pagos con tarjeta de crédito y con tarjeta de débito</text:span>) y el monto de la compra. Si <text:span text:style-name="T1">pagan con tarjeta de crédito</text:span> <text:span text:style-name="T2">tendrán un 5% de descuento</text:span> sobre el monto total. En el caso de que el pago se realice con<text:span text:style-name="T1"> tarjeta de débito</text:span><text:span text:style-name="T2"> el descuento será del 20%</text:span>. Como estrategia de venta se ha decidido que aquellas personas que <text:span text:style-name="T1">paguen con tarjeta de crédito</text:span> y <text:span text:style-name="T1">realicen una compra mayor a $2000</text:span> se aplique un <text:span text:style-name="T2">descuento del 10%</text:span>. Además el comercio tiene una tarjeta para acumular puntos denominad<text:span text:style-name="T1">a tarjeta verde. En el caso de que el cliente tenga esta tarjeta</text:span> <text:span text:style-name="T2">se le sumaran los puntos correspondientes</text:span> según la compra realizada.<text:span text:style-name="T1"> La tarjeta no puede utilizarse si el pago es con tarjeta de crédito.</text:span> <text:span text:style-name="T2">Los descuentos son acumulables</text:span>.</text:p>
          </table:table-cell>
          <table:covered-table-cell table:number-columns-repeated="1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go con tarjeta credito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 calcext:value-type="string">
            <text:p>Compra &gt;2000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ene tarjeta verde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Descuento 5%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table:number-columns-repeated="4"/>
          <table:table-cell table:number-columns-repeated="4"/>
        </table:table-row>
        <table:table-row table:style-name="ro3">
          <table:table-cell table:style-name="ce7" office:value-type="string" calcext:value-type="string">
            <text:p>Descuento 10%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8"/>
          <table:table-cell table:number-columns-repeated="9"/>
        </table:table-row>
        <table:table-row table:style-name="ro3">
          <table:table-cell table:style-name="ce5" office:value-type="string" calcext:value-type="string">
            <text:p>Descuento 20%</text:p>
          </table:table-cell>
          <table:table-cell table:style-name="ce20" table:number-columns-repeated="4"/>
          <table:table-cell table:number-columns-repeated="4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mar puntos</text:p>
          </table:table-cell>
          <table:table-cell table:style-name="ce18"/>
          <table:table-cell/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1 Y R2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pago con tarjeta credito</text:p>
          </table:table-cell>
          <table:table-cell table:style-name="ce22" office:value-type="string" calcext:value-type="string" table:number-columns-spanned="2" table:number-rows-spanned="1">
            <text:p>V </text:p>
          </table:table-cell>
          <table:covered-table-cell/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5" office:value-type="string" calcext:value-type="string">
            <text:p>Compra &gt;2000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Tiene tarjeta verde</text:p>
          </table:table-cell>
          <table:table-cell table:style-name="ce22" office:value-type="string" calcext:value-type="string" table:number-columns-spanned="2" table:number-rows-spanned="1">
            <text:p>-</text:p>
          </table:table-cell>
          <table:covered-table-cell/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/>
          <table:table-cell table:style-name="ce16"/>
          <table:table-cell table:style-name="ce25" table:number-columns-spanned="2" table:number-rows-spanned="1"/>
          <table:covered-table-cell table:style-name="ce20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ce16"/>
          <table:table-cell table:style-name="ce22" table:number-columns-spanned="2" table:number-rows-spanned="1"/>
          <table:covered-table-cell table:style-name="ce18"/>
        </table:table-row>
        <table:table-row table:style-name="ro3">
          <table:table-cell table:style-name="ce5" office:value-type="string" calcext:value-type="string">
            <text:p>Descuento 5%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4"/>
          <table:table-cell/>
          <table:table-cell table:style-name="ce16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7" office:value-type="string" calcext:value-type="string">
            <text:p>Descuento 10%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8"/>
          <table:table-cell table:number-columns-repeated="6"/>
          <table:table-cell table:style-name="ce16"/>
          <table:table-cell table:style-name="ce22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table:style-name="ce5" office:value-type="string" calcext:value-type="string">
            <text:p>Descuento 20%</text:p>
          </table:table-cell>
          <table:table-cell table:style-name="ce23" table:number-columns-spanned="2" table:number-rows-spanned="1"/>
          <table:covered-table-cell table:style-name="ce20"/>
          <table:table-cell table:style-name="ce20" table:number-columns-repeated="2"/>
          <table:table-cell table:number-columns-repeated="4" table:style-name="ce20" office:value-type="string" calcext:value-type="string">
            <text:p>X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sumar puntos</text:p>
          </table:table-cell>
          <table:table-cell table:number-columns-spanned="2" table:number-rows-spanned="1"/>
          <table:covered-table-cell/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3">
          <table:table-cell table:style-name="Default" table:number-columns-repeated="9"/>
          <table:table-cell/>
          <table:table-cell table:style-name="ce16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3 y R4</text:p>
          </table:table-cell>
          <table:covered-table-cell table:number-columns-repeated="6" table:style-name="ce16"/>
          <table:covered-table-cell table:number-columns-repeated="2" table:style-name="Default"/>
          <table:table-cell/>
          <table:table-cell table:style-name="ce16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go con tarjeta credit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4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Compra &gt;2000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ene tarjeta verde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Descuento 5%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4"/>
          <table:table-cell table:number-columns-repeated="4"/>
        </table:table-row>
        <table:table-row table:style-name="ro3">
          <table:table-cell table:style-name="ce7" office:value-type="string" calcext:value-type="string">
            <text:p>Descuento 10%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number-columns-repeated="8"/>
        </table:table-row>
        <table:table-row table:style-name="ro3">
          <table:table-cell table:style-name="ce5" office:value-type="string" calcext:value-type="string">
            <text:p>Descuento 20%</text:p>
          </table:table-cell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number-columns-repeated="4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mar puntos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5 y R7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go con tarjeta credit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style-name="ce28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Compra &gt;2000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ene tarjeta verde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28"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Descuento 5%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0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Descuento 10%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style-name="ce28" table:number-columns-spanned="2" table:number-rows-spanned="1"/>
          <table:covered-table-cell/>
          <table:table-cell table:number-columns-repeated="6"/>
        </table:table-row>
        <table:table-row table:style-name="ro3">
          <table:table-cell table:style-name="ce5" office:value-type="string" calcext:value-type="string">
            <text:p>Descuento 20%</text:p>
          </table:table-cell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mar puntos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8" office:value-type="string" calcext:value-type="string" table:number-columns-spanned="2" table:number-rows-spanned="1">
            <text:p>X</text:p>
          </table:table-cell>
          <table:covered-table-cell/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6yR8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go con tarjeta credit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style-name="ce28" office:value-type="string" calcext:value-type="string" table:number-columns-spanned="2" table:number-rows-spanned="1">
            <text:p>F </text:p>
          </table:table-cell>
          <table:covered-table-cell/>
          <table:table-cell table:style-name="ce28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table:style-name="ce5" office:value-type="string" calcext:value-type="string">
            <text:p>Compra &gt;2000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Tiene tarjeta verde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28" office:value-type="string" calcext:value-type="string" table:number-columns-spanned="2" table:number-rows-spanned="1">
            <text:p>V </text:p>
          </table:table-cell>
          <table:covered-table-cell/>
          <table:table-cell table:style-name="ce28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Descuento 5%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Descuento 10%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style-name="ce28" table:number-columns-spanned="2" table:number-rows-spanned="1"/>
          <table:covered-table-cell/>
          <table:table-cell table:style-name="ce28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5" office:value-type="string" calcext:value-type="string">
            <text:p>Descuento 20%</text:p>
          </table:table-cell>
          <table:table-cell table:style-name="ce23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sumar puntos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8" office:value-type="string" calcext:value-type="string" table:number-columns-spanned="2" table:number-rows-spanned="1">
            <text:p>X</text:p>
          </table:table-cell>
          <table:covered-table-cell/>
          <table:table-cell table:style-name="ce28"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5:35:36.062000000</dc:date>
    <meta:editing-duration>PT2H14M22S</meta:editing-duration>
    <meta:editing-cycles>11</meta:editing-cycles>
    <meta:generator>LibreOffice/7.5.2.2$Windows_X86_64 LibreOffice_project/53bb9681a964705cf672590721dbc85eb4d0c3a2</meta:generator>
    <meta:document-statistic meta:table-count="1" meta:cell-count="227" meta:object-count="0"/>
  </office:meta>
</office:document-meta>
</file>